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MenuFactory.initializeMenus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">
            <text:p text:style-name="Table_20_Contents">3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ReportMenuFactory.addEditMenu( JPopupMenu menu , boolean remov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MenuFactory.makeMenuItem( String label , String name , String actionCommand , KeyStroke acc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ortMenuFactory.getDefaultVisualiz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getDefaultControll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MenuFactory.addFileMenu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rtMenuFactory.addSeparator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makeMenus( String [ ] categories , String label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MenuFactory.getDefaultTim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getDefaultAssertion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makeMenu( String category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enuFactory.getDefaultExtracto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makeMenuItem( String label , String name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MenuFactory.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MenuFactory.makeMenu( Collection menuInfo , String actionCommand , String menu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MenuFactory.setEnabled( JMenu men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MenuFactory.getDefaultConfigElemen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MenuFactory.ReportMenu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